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f17a" officeooo:paragraph-rsid="0006f17a"/>
    </style:style>
    <style:style style:name="P2" style:family="paragraph" style:parent-style-name="Standard">
      <style:text-properties officeooo:rsid="0006f17a" officeooo:paragraph-rsid="0026264e"/>
    </style:style>
    <style:style style:name="P3" style:family="paragraph" style:parent-style-name="Standard">
      <style:text-properties style:font-name="Calibri" fo:font-weight="bold" officeooo:rsid="0006f17a" officeooo:paragraph-rsid="0006f17a" style:font-weight-asian="bold" style:font-weight-complex="bold"/>
    </style:style>
    <style:style style:name="P4" style:family="paragraph" style:parent-style-name="Standard">
      <style:text-properties style:font-name="Calibri" fo:font-weight="bold" officeooo:rsid="0006f17a" officeooo:paragraph-rsid="0026264e" style:font-weight-asian="bold" style:font-weight-complex="bold"/>
    </style:style>
    <style:style style:name="P5" style:family="paragraph" style:parent-style-name="Standard">
      <style:text-properties style:font-name="Calibri" fo:font-weight="normal" officeooo:rsid="0006f17a" officeooo:paragraph-rsid="0006f17a" style:font-weight-asian="normal" style:font-weight-complex="normal"/>
    </style:style>
    <style:style style:name="P6" style:family="paragraph" style:parent-style-name="Standard">
      <style:text-properties style:font-name="Calibri" fo:font-weight="normal" officeooo:rsid="0006f17a" officeooo:paragraph-rsid="0026264e" style:font-weight-asian="normal" style:font-weight-complex="normal"/>
    </style:style>
    <style:style style:name="P7" style:family="paragraph" style:parent-style-name="Standard">
      <style:text-properties officeooo:rsid="0007d9f2" officeooo:paragraph-rsid="0007d9f2"/>
    </style:style>
    <style:style style:name="P8" style:family="paragraph" style:parent-style-name="Standard">
      <style:text-properties fo:font-weight="bold" officeooo:rsid="0007d9f2" officeooo:paragraph-rsid="0007d9f2" style:font-weight-asian="bold" style:font-weight-complex="bold"/>
    </style:style>
    <style:style style:name="P9" style:family="paragraph" style:parent-style-name="Standard">
      <style:text-properties fo:font-weight="bold" officeooo:rsid="0011b5ef" officeooo:paragraph-rsid="0011b5ef" style:font-weight-asian="bold" style:font-weight-complex="bold"/>
    </style:style>
    <style:style style:name="P10" style:family="paragraph" style:parent-style-name="Standard">
      <style:text-properties fo:font-weight="bold" officeooo:rsid="00158666" officeooo:paragraph-rsid="00158666" style:font-weight-asian="bold" style:font-weight-complex="bold"/>
    </style:style>
    <style:style style:name="P11" style:family="paragraph" style:parent-style-name="Standard">
      <style:text-properties fo:font-weight="bold" officeooo:rsid="00143629" officeooo:paragraph-rsid="00143629" style:font-weight-asian="bold" style:font-weight-complex="bold"/>
    </style:style>
    <style:style style:name="P12" style:family="paragraph" style:parent-style-name="Standard">
      <style:text-properties fo:font-weight="bold" officeooo:rsid="001d2238" officeooo:paragraph-rsid="001d2238" style:font-weight-asian="bold" style:font-weight-complex="bold"/>
    </style:style>
    <style:style style:name="P13" style:family="paragraph" style:parent-style-name="Standard">
      <style:text-properties fo:font-weight="bold" officeooo:rsid="001d2238" officeooo:paragraph-rsid="001dc02a" style:font-weight-asian="bold" style:font-weight-complex="bold"/>
    </style:style>
    <style:style style:name="P14" style:family="paragraph" style:parent-style-name="Standard">
      <style:text-properties fo:font-weight="bold" officeooo:paragraph-rsid="0022c36f" style:font-weight-asian="bold" style:font-weight-complex="bold"/>
    </style:style>
    <style:style style:name="P15" style:family="paragraph" style:parent-style-name="Standard">
      <style:text-properties fo:font-weight="normal" officeooo:rsid="0007d9f2" officeooo:paragraph-rsid="0007d9f2" style:font-weight-asian="normal" style:font-weight-complex="normal"/>
    </style:style>
    <style:style style:name="P16" style:family="paragraph" style:parent-style-name="Standard">
      <style:text-properties fo:font-weight="normal" officeooo:rsid="0011b5ef" officeooo:paragraph-rsid="0011b5ef" style:font-weight-asian="normal" style:font-weight-complex="normal"/>
    </style:style>
    <style:style style:name="P17" style:family="paragraph" style:parent-style-name="Standard">
      <style:text-properties fo:font-weight="normal" officeooo:rsid="0011b5ef" officeooo:paragraph-rsid="00143629" style:font-weight-asian="normal" style:font-weight-complex="normal"/>
    </style:style>
    <style:style style:name="P18" style:family="paragraph" style:parent-style-name="Standard">
      <style:text-properties fo:font-weight="normal" officeooo:rsid="00143629" officeooo:paragraph-rsid="00143629" style:font-weight-asian="normal" style:font-weight-complex="normal"/>
    </style:style>
    <style:style style:name="P19" style:family="paragraph" style:parent-style-name="Standard">
      <style:text-properties fo:font-weight="normal" officeooo:rsid="00143629" officeooo:paragraph-rsid="001571d3" style:font-weight-asian="normal" style:font-weight-complex="normal"/>
    </style:style>
    <style:style style:name="P20" style:family="paragraph" style:parent-style-name="Standard">
      <style:text-properties fo:font-weight="normal" officeooo:rsid="00158666" officeooo:paragraph-rsid="00158666" style:font-weight-asian="normal" style:font-weight-complex="normal"/>
    </style:style>
    <style:style style:name="P21" style:family="paragraph" style:parent-style-name="Standard">
      <style:text-properties fo:font-weight="normal" officeooo:rsid="00158666" officeooo:paragraph-rsid="00183deb" style:font-weight-asian="normal" style:font-weight-complex="normal"/>
    </style:style>
    <style:style style:name="P22" style:family="paragraph" style:parent-style-name="Standard">
      <style:text-properties fo:font-weight="normal" officeooo:rsid="001d2238" officeooo:paragraph-rsid="001d2238" style:font-weight-asian="normal" style:font-weight-complex="normal"/>
    </style:style>
    <style:style style:name="P23" style:family="paragraph" style:parent-style-name="Standard">
      <style:text-properties fo:font-weight="normal" officeooo:rsid="001d2238" officeooo:paragraph-rsid="001dc02a" style:font-weight-asian="normal" style:font-weight-complex="normal"/>
    </style:style>
    <style:style style:name="P24" style:family="paragraph" style:parent-style-name="Standard">
      <style:text-properties officeooo:paragraph-rsid="0011b5ef"/>
    </style:style>
    <style:style style:name="P25" style:family="paragraph" style:parent-style-name="Standard">
      <style:text-properties officeooo:paragraph-rsid="001571d3"/>
    </style:style>
    <style:style style:name="P26" style:family="paragraph" style:parent-style-name="Standard">
      <style:text-properties officeooo:paragraph-rsid="0017e3b9"/>
    </style:style>
    <style:style style:name="P27" style:family="paragraph" style:parent-style-name="Standard">
      <style:text-properties officeooo:paragraph-rsid="001dc02a"/>
    </style:style>
    <style:style style:name="P28" style:family="paragraph" style:parent-style-name="Standard">
      <style:text-properties officeooo:paragraph-rsid="0022c36f"/>
    </style:style>
    <style:style style:name="T1" style:family="text">
      <style:text-properties officeooo:rsid="0007d9f2"/>
    </style:style>
    <style:style style:name="T2" style:family="text">
      <style:text-properties officeooo:rsid="0009a417"/>
    </style:style>
    <style:style style:name="T3" style:family="text">
      <style:text-properties officeooo:rsid="000a7c97"/>
    </style:style>
    <style:style style:name="T4" style:family="text">
      <style:text-properties officeooo:rsid="000c4b79"/>
    </style:style>
    <style:style style:name="T5" style:family="text">
      <style:text-properties fo:font-weight="normal" officeooo:rsid="0011b5ef" style:font-weight-asian="normal" style:font-weight-complex="normal"/>
    </style:style>
    <style:style style:name="T6" style:family="text">
      <style:text-properties fo:font-weight="normal" officeooo:rsid="001d2238" style:font-weight-asian="normal" style:font-weight-complex="normal"/>
    </style:style>
    <style:style style:name="T7" style:family="text">
      <style:text-properties officeooo:rsid="000f188f"/>
    </style:style>
    <style:style style:name="T8" style:family="text">
      <style:text-properties officeooo:rsid="00114893"/>
    </style:style>
    <style:style style:name="T9" style:family="text">
      <style:text-properties officeooo:rsid="0011b5ef"/>
    </style:style>
    <style:style style:name="T10" style:family="text">
      <style:text-properties officeooo:rsid="00135ffd"/>
    </style:style>
    <style:style style:name="T11" style:family="text">
      <style:text-properties officeooo:rsid="00137fd7"/>
    </style:style>
    <style:style style:name="T12" style:family="text">
      <style:text-properties officeooo:rsid="0017e3b9"/>
    </style:style>
    <style:style style:name="T13" style:family="text">
      <style:text-properties officeooo:rsid="00183deb"/>
    </style:style>
    <style:style style:name="T14" style:family="text">
      <style:text-properties officeooo:rsid="001c3fed"/>
    </style:style>
    <style:style style:name="T15" style:family="text">
      <style:text-properties officeooo:rsid="001dc02a"/>
    </style:style>
    <style:style style:name="T16" style:family="text">
      <style:text-properties officeooo:rsid="001fd88a"/>
    </style:style>
    <style:style style:name="T17" style:family="text">
      <style:text-properties officeooo:rsid="0022c36f"/>
    </style:style>
    <style:style style:name="T18" style:family="text">
      <style:text-properties officeooo:rsid="0024b286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6264e"/>
    </style:style>
    <style:style style:name="T21" style:family="text">
      <style:text-properties officeooo:rsid="002762b8"/>
    </style:style>
    <style:style style:name="T22" style:family="text">
      <style:text-properties officeooo:rsid="002940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quest.php</text:p>
      <text:p text:style-name="Standard">- __construct()</text:p>
      <text:p text:style-name="Standard"><text:tab/>- $this-&gt;domain = $_SERVER['HTTP_HOST'];</text:p>
      <text:p text:style-name="Standard"><text:tab/> <text:s/>// www.domain.de/[path/to/app/post/12/edit?id=12]</text:p>
      <text:p text:style-name="Standard"><text:tab/>- $this-&gt;fullPath = $_SERVER['REQUEST_URI'];</text:p>
      <text:p text:style-name="Standard"><text:tab/> <text:s/>// www.domain.de/[path/to/app]/Request.php/post/12/edit?id=12</text:p>
      <text:p text:style-name="Standard"><text:tab/>- $this-&gt;basePath = substr($_SERVER['SCRIPT_NAME'], 0,</text:p>
      <text:p text:style-name="Standard"><text:tab/> <text:s/>strrpos($_SERVER['SCRIPT_NAME'], '/'));</text:p>
      <text:p text:style-name="Standard"><text:tab/> <text:s/>// www.domain.de/path/to/app/[post/12/edit]?id=12</text:p>
      <text:p text:style-name="Standard"><text:tab/>- $pathWithUrlParameters = str_replace($this-&gt;basePath, '', $_SERVER['REQUEST_URI']);</text:p>
      <text:p text:style-name="Standard"><text:tab/> <text:s/>$this-&gt;path = explode('?', $pathWithUrlParameters)[0];</text:p>
      <text:p text:style-name="Standard"><text:tab/>- $this-&gt;method = $_SERVER['REQUEST_METHOD'];</text:p>
      <text:p text:style-name="Standard"><text:tab/>- $params = array_merge($_POST, $_GET);</text:p>
      <text:p text:style-name="Standard"><text:tab/> <text:s/>$this-&gt;params = new Map($params);</text:p>
      <text:p text:style-name="Standard"><text:tab/>- $this-&gt;cookies = new Map($_COOKIE);</text:p>
      <text:p text:style-name="Standard"><text:tab/>- $this-&gt;session = new Map($_SESSION, true);</text:p>
      <text:p text:style-name="P28">- <text:span text:style-name="T17">domain()</text:span></text:p>
      <text:p text:style-name="P28">- <text:span text:style-name="T17">fullPath()</text:span></text:p>
      <text:p text:style-name="P28">- <text:span text:style-name="T17">url()</text:span></text:p>
      <text:p text:style-name="P28">- <text:span text:style-name="T17">basePath()</text:span></text:p>
      <text:p text:style-name="P28">- <text:span text:style-name="T17">path()</text:span></text:p>
      <text:p text:style-name="P28">- <text:span text:style-name="T17">is($method)</text:span></text:p>
      <text:p text:style-name="P28">- <text:span text:style-name="T17">method()</text:span></text:p>
      <text:p text:style-name="P28">- <text:span text:style-name="T17">params()</text:span></text:p>
      <text:p text:style-name="P28">- <text:span text:style-name="T17">session()</text:span></text:p>
      <text:p text:style-name="P28">- <text:span text:style-name="T17">cookies()</text:span></text:p>
      <text:p text:style-name="P3"/>
      <text:p text:style-name="P3">Router.php</text:p>
      <text:p text:style-name="P5">- handle(<text:span text:style-name="T1">$request</text:span>)</text:p>
      <text:p text:style-name="P1"/>
      <text:p text:style-name="P4"><text:span text:style-name="T20">Db</text:span>.php</text:p>
      <text:p text:style-name="P6">- <text:span text:style-name="T21">getInstance()</text:span></text:p>
      <text:p text:style-name="P2"/>
      <text:p text:style-name="P1"/>
      <text:p text:style-name="P8">Controller.php</text:p>
      <text:p text:style-name="P15">- __<text:span text:style-name="T3">construct($request)</text:span></text:p>
      <text:p text:style-name="P15"><text:tab/>- <text:span text:style-name="T8">$this-&gt;request = $request</text:span></text:p>
      <text:p text:style-name="P15"><text:tab/>- <text:span text:style-name="T4">$this-&gt;db = </text:span><text:a xlink:type="simple" xlink:href="db::getInstance" text:style-name="Internet_20_link" text:visited-style-name="Visited_20_Internet_20_Link"><text:span text:style-name="T4">Db::getInstance</text:span></text:a><text:span text:style-name="T4">()</text:span></text:p>
      <text:p text:style-name="P15"><text:tab/>- <text:span text:style-name="T7">$this-&gt;view = new Twig_Loader_Filesystem</text:span></text:p>
      <text:p text:style-name="P7">- setUser($id)</text:p>
      <text:p text:style-name="P7">- <text:span text:style-name="T2">render($template)</text:span></text:p>
      <text:p text:style-name="P7"/>
      <text:p text:style-name="P9">LoginController.php</text:p>
      <text:p text:style-name="P16">- __construct($request)</text:p>
      <text:p text:style-name="P24"><text:span text:style-name="T5"><text:tab/>- </text:span>$this-&gt;model = new UserModel($this-&gt;db)</text:p>
      <text:p text:style-name="P24">- <text:span text:style-name="T10">create()</text:span></text:p>
      <text:p text:style-name="P24">- <text:span text:style-name="T10">store()</text:span></text:p>
      <text:p text:style-name="P24">- <text:span text:style-name="T11">destroy()</text:span></text:p>
      <text:p text:style-name="P16"/>
      <text:p text:style-name="P16"/>
      <text:p text:style-name="P11">RegistrationController.php</text:p>
      <text:p text:style-name="P17">- __construct($request)</text:p>
      <text:p text:style-name="P18"><text:soft-page-break/><text:span text:style-name="T9"><text:tab/>- </text:span>$this-&gt;model = new UserModel($this-&gt;db)</text:p>
      <text:p text:style-name="P25">- <text:span text:style-name="T10">create()</text:span></text:p>
      <text:p text:style-name="P19">- <text:span text:style-name="T10">store()</text:span></text:p>
      <text:p text:style-name="P19"/>
      <text:p text:style-name="P12">Model.php</text:p>
      <text:p text:style-name="Standard">- $this-&gt;db = $db;</text:p>
      <text:p text:style-name="P22"/>
      <text:p text:style-name="P13"><text:span text:style-name="T15">User</text:span>Model.php</text:p>
      <text:p text:style-name="P27"><text:span text:style-name="T6">- </text:span>getUserByEmail($email)</text:p>
      <text:p text:style-name="P23">- <text:span text:style-name="T16">createUser($email, $password, $screenname, $gender, $age)</text:span></text:p>
      <text:p text:style-name="P19"/>
      <text:p text:style-name="P10">Map.php</text:p>
      <text:p text:style-name="P20">- __construct($basemap, bool $writeable)</text:p>
      <text:p text:style-name="Standard"><text:tab/>- $this-&gt;map =&amp; $baseMap;</text:p>
      <text:p text:style-name="Standard"><text:tab/>- $this-&gt;writable = $writable;</text:p>
      <text:p text:style-name="Standard">- <text:span text:style-name="T12">has($key)</text:span></text:p>
      <text:p text:style-name="P26">- <text:span text:style-name="T12">get($key)</text:span></text:p>
      <text:p text:style-name="P21">- <text:span text:style-name="T13">getInt($key)</text:span></text:p>
      <text:p text:style-name="P21">- <text:span text:style-name="T13">getFloat($key)</text:span></text:p>
      <text:p text:style-name="P21">- <text:span text:style-name="T13">getBool($key)</text:span></text:p>
      <text:p text:style-name="P21">- <text:span text:style-name="T13">getString($key, bool filter)</text:span></text:p>
      <text:p text:style-name="P21">- <text:span text:style-name="T13">set($key, $value)</text:span></text:p>
      <text:p text:style-name="P21">- <text:span text:style-name="T14">delete($key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8:34:37.725000000</meta:creation-date>
    <dc:date>2018-06-18T20:52:46.012000000</dc:date>
    <meta:editing-duration>PT1H47M29S</meta:editing-duration>
    <meta:editing-cycles>31</meta:editing-cycles>
    <meta:generator>LibreOffice/4.3.0.4$Windows_x86 LibreOffice_project/62ad5818884a2fc2e5780dd45466868d41009ec0</meta:generator>
    <meta:document-statistic meta:table-count="0" meta:image-count="0" meta:object-count="0" meta:page-count="2" meta:paragraph-count="65" meta:word-count="176" meta:character-count="1632" meta:non-whitespace-character-count="1488"/>
  </office:meta>
</office:document-meta>
</file>